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1"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52"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Standard"><text:span text:style-name="T51">pip install opencv-contrib-python</text:span></text:p>
      <text:p text:style-name="Standard"/>
      <text:p text:style-name="Standard"/>
      <text:p text:style-name="Standard"/>
      <text:p text:style-name="P52">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soft-page-break/>
      <text:p text:style-name="Standard">- Ejecutar launch para usar el reconocimiento de códigos de barras</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2-11-30T11:24:00Z</dc:date>
    <meta:template xlink:href="Normal.dotm" xlink:type="simple"/>
    <meta:editing-cycles>82</meta:editing-cycles>
    <meta:editing-duration>PT142500S</meta:editing-duration>
    <meta:document-statistic meta:page-count="5" meta:paragraph-count="21" meta:word-count="1674" meta:character-count="10864" meta:row-count="76" meta:non-whitespace-character-count="9211"/>
  </office:meta>
</office:document-meta>
</file>